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ControlChecker.checkSQL( MethodDeclaration method , AnnotationProcessorEnvironment env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11">
            <text:p text:style-name="Table_20_Contents">111</text:p>
          </table:table-cell>
        </table:table-row>
        <table:table-row>
          <table:table-cell office:value-type="string">
            <text:p text:style-name="Table_20_Contents">JdbcControlChecker.check( Declaration decl , AnnotationProcessorEnvironment env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ControlChecker.getResourceString( String id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